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Pontano Sans" svg:font-family="'Pontano Sans', 'Maven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8acf0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93748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b7b86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ebc5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168b7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2db3a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3.201cm"/>
        </style:tab-stops>
      </style:paragraph-properties>
      <style:text-properties officeooo:paragraph-rsid="0008acf0"/>
    </style:style>
    <style:style style:name="P8" style:family="paragraph" style:parent-style-name="Standard">
      <loext:graphic-properties draw:fill="none"/>
      <style:paragraph-properties fo:margin-left="0cm" fo:margin-right="0cm" fo:margin-top="0.905cm" fo:margin-bottom="0.905cm" loext:contextual-spacing="false" fo:text-align="start" style:justify-single-word="false" fo:text-indent="0cm" style:auto-text-indent="false" fo:background-color="transparent"/>
      <style:text-properties officeooo:paragraph-rsid="000ebc5e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3.201cm"/>
        </style:tab-stops>
      </style:paragraph-properties>
      <style:text-properties fo:font-size="26pt" fo:font-weight="bold" officeooo:rsid="0008acf0" officeooo:paragraph-rsid="0008acf0" style:font-size-asian="26pt" style:font-weight-asian="bold" style:font-size-complex="26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93748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22facc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22feb5"/>
    </style:style>
    <style:style style:name="P13" style:family="paragraph" style:parent-style-name="Text_20_body" style:list-style-name="L6"/>
    <style:style style:name="P14" style:family="paragraph" style:parent-style-name="Text_20_body" style:list-style-name="L5">
      <style:paragraph-properties fo:margin-top="0cm" fo:margin-bottom="0cm" loext:contextual-spacing="false"/>
      <style:text-properties officeooo:paragraph-rsid="0022facc"/>
    </style:style>
    <style:style style:name="P15" style:family="paragraph" style:parent-style-name="Text_20_body" style:list-style-name="L5">
      <style:paragraph-properties fo:margin-top="0cm" fo:margin-bottom="0cm" loext:contextual-spacing="false"/>
      <style:text-properties fo:font-size="15pt" officeooo:paragraph-rsid="0022facc" style:font-size-asian="15pt" style:font-size-complex="15pt"/>
    </style:style>
    <style:style style:name="P16" style:family="paragraph" style:parent-style-name="Text_20_body" style:list-style-name="L2">
      <style:paragraph-properties fo:margin-top="0cm" fo:margin-bottom="0cm" loext:contextual-spacing="false"/>
      <style:text-properties fo:font-size="15pt" style:font-size-asian="15pt" style:font-size-complex="15pt"/>
    </style:style>
    <style:style style:name="P17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fo:font-size="16pt" fo:font-weight="normal" officeooo:rsid="00093748" style:font-size-asian="14pt" style:font-weight-asian="normal" style:font-size-complex="16pt" style:font-weight-complex="normal"/>
    </style:style>
    <style:style style:name="T2" style:family="text">
      <style:text-properties fo:font-size="16pt" fo:font-weight="normal" officeooo:rsid="000b7b86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0ebc5e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168b7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2db3a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419a4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1daeef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1db813" style:font-size-asian="14pt" style:font-weight-asian="normal" style:font-size-complex="16pt" style:font-weight-complex="normal"/>
    </style:style>
    <style:style style:name="T9" style:family="text">
      <style:text-properties fo:font-size="16pt" fo:font-weight="normal" officeooo:rsid="0022facc" style:font-size-asian="14pt" style:font-weight-asian="normal" style:font-size-complex="16pt" style:font-weight-complex="normal"/>
    </style:style>
    <style:style style:name="T10" style:family="text">
      <style:text-properties fo:font-size="16pt" fo:font-weight="normal" officeooo:rsid="0022feb5" style:font-size-asian="14pt" style:font-weight-asian="normal" style:font-size-complex="16pt" style:font-weight-complex="normal"/>
    </style:style>
    <style:style style:name="T11" style:family="text">
      <style:text-properties fo:font-size="16pt" fo:font-weight="normal" officeooo:rsid="0022feb5" style:font-size-asian="16pt" style:font-weight-asian="normal" style:font-size-complex="16pt" style:font-weight-complex="normal"/>
    </style:style>
    <style:style style:name="T12" style:family="text">
      <style:text-properties fo:font-size="16pt" fo:font-weight="bold" officeooo:rsid="00093748" style:font-size-asian="14pt" style:font-weight-asian="bold" style:font-size-complex="16pt" style:font-weight-complex="bold"/>
    </style:style>
    <style:style style:name="T13" style:family="text">
      <style:text-properties fo:font-size="16pt" fo:font-weight="bold" officeooo:rsid="0022facc" style:font-size-asian="14pt" style:font-weight-asian="bold" style:font-size-complex="16pt" style:font-weight-complex="bold"/>
    </style:style>
    <style:style style:name="T14" style:family="text">
      <style:text-properties fo:font-size="16pt" fo:font-weight="bold" officeooo:rsid="0022feb5" style:font-size-asian="16pt" style:font-weight-asian="bold" style:font-size-complex="16pt" style:font-weight-complex="bold"/>
    </style:style>
    <style:style style:name="T15" style:family="text">
      <style:text-properties fo:font-size="16pt" officeooo:rsid="00093748" style:font-size-asian="14pt" style:font-size-complex="16pt"/>
    </style:style>
    <style:style style:name="T16" style:family="text">
      <style:text-properties fo:font-size="16pt" officeooo:rsid="0022feb5" style:font-size-asian="14pt" style:font-size-complex="16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officeooo:rsid="0022feb5" style:font-size-asian="16pt" style:font-size-complex="16pt"/>
    </style:style>
    <style:style style:name="T19" style:family="text">
      <style:text-properties officeooo:rsid="0021c70c"/>
    </style:style>
    <style:style style:name="T20" style:family="text">
      <style:text-properties fo:font-weight="normal" officeooo:rsid="0022feb5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1.882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">
      <text:list-level-style-bullet text:level="1" text:bullet-char="●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05cm" fo:text-indent="-0.635cm" fo:margin-left="3.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685cm" fo:text-indent="-0.635cm" fo:margin-left="3.6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2cm" fo:text-indent="-0.635cm" fo:margin-left="4.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955cm" fo:text-indent="-0.635cm" fo:margin-left="4.9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59cm" fo:text-indent="-0.635cm" fo:margin-left="5.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25cm" fo:text-indent="-0.635cm" fo:margin-left="6.2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86cm" fo:text-indent="-0.635cm" fo:margin-left="6.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495cm" fo:text-indent="-0.635cm" fo:margin-left="7.4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13cm" fo:text-indent="-0.635cm" fo:margin-left="8.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765cm" fo:text-indent="-0.635cm" fo:margin-left="8.765cm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ANDIT LEVEL <text:span text:style-name="T19">7</text:span></text:p>
      <text:p text:style-name="P7"><text:span text:style-name="Strong_20_Emphasis"><text:span text:style-name="T12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GOAL: The password for the next level is stored </text:span></text:span><text:span text:style-name="Strong_20_Emphasis"><text:span text:style-name="T15">somewhere on the <text:s text:c="7"/><text:tab/> <text:s text:c="4"/>server</text:span></text:span><text:span text:style-name="Strong_20_Emphasis"><text:span text:style-name="T1"> and has all of the following properties:</text:span></text:span></text:p>
      <text:list xml:id="list8835796327762559733" text:style-name="L5">
        <text:list-header>
          <text:p text:style-name="P14"><text:s/></text:p>
          <text:list>
            <text:list-item>
              <text:list>
                <text:list-item>
                  <text:p text:style-name="P15">owned by user bandit7</text:p>
                </text:list-item>
                <text:list-item>
                  <text:p text:style-name="P15">owned by group bandit6</text:p>
                </text:list-item>
                <text:list-item>
                  <text:p text:style-name="P15"><text:s/>33 bytes in size <text:s text:c="20"/></text:p>
                </text:list-item>
              </text:list>
            </text:list-item>
          </text:list>
        </text:list-header>
      </text:list>
      <text:list xml:id="list2328393712180187928" text:style-name="L2">
        <text:list-item>
          <text:list>
            <text:list-item>
              <text:list>
                <text:list-header>
                  <text:p text:style-name="P16"><text:s text:c="2"/></text:p>
                </text:list-header>
              </text:list>
            </text:list-item>
          </text:list>
        </text:list-item>
      </text:list>
      <text:p text:style-name="P2"><text:span text:style-name="Strong_20_Emphasis"><text:span text:style-name="T1">COMMANDS USED: </text:span></text:span><text:span text:style-name="Strong_20_Emphasis"><text:span text:style-name="T9">find,cat</text:span></text:span></text:p>
      <text:p text:style-name="P2"><text:span text:style-name="Strong_20_Emphasis"><text:span text:style-name="T9"/></text:span></text:p>
      <text:p text:style-name="P11"><text:span text:style-name="Strong_20_Emphasis"><text:span text:style-name="T9"><text:tab/><text:tab/><text:tab/><text:tab/>Type </text:span></text:span><text:span text:style-name="Strong_20_Emphasis"><text:span text:style-name="T13">find / -user bandit7 -group bandit6 -size 33c <text:s text:c="5"/></text:span></text:span></text:p>
      <text:p text:style-name="P11"><text:span text:style-name="Strong_20_Emphasis"><text:span text:style-name="T9">to get th</text:span></text:span><text:span text:style-name="Strong_20_Emphasis"><text:span text:style-name="T10">e location of the password. This command  perform a search on the root directory, as depicted by the slash (/) symbol right after the </text:span></text:span><text:span text:style-name="Strong_20_Emphasis"><text:span text:style-name="T16">find</text:span></text:span><text:span text:style-name="Strong_20_Emphasis"><text:span text:style-name="T10"> command. Other parameters are as follows:</text:span></text:span></text:p>
      <text:list xml:id="list8407313380521494235" text:style-name="L6">
        <text:list-item>
          <text:p text:style-name="P17"><text:span text:style-name="Strong_20_Emphasis"><text:span text:style-name="T17">user</text:span></text:span><text:span text:style-name="T17"> defines the file owner, bandit7 </text:span><text:span text:style-name="T18">in this case.</text:span></text:p>
        </text:list-item>
        <text:list-item>
          <text:p text:style-name="P17"><text:span text:style-name="Strong_20_Emphasis"><text:span text:style-name="T17">group </text:span></text:span><text:span text:style-name="T17">defines the file group, bandit6 in this case.</text:span></text:p>
        </text:list-item>
        <text:list-item>
          <text:p text:style-name="P13"><text:span text:style-name="Strong_20_Emphasis"><text:span text:style-name="T17">size </text:span></text:span><text:span text:style-name="T17">defines the size of the file. 33c means 33 bytes of characters.</text:span></text:p>
        </text:list-item>
      </text:list>
      <text:p text:style-name="P12"><text:span text:style-name="Strong_20_Emphasis"><text:span text:style-name="T11">Now you will get the location of password. Use </text:span></text:span><text:span text:style-name="Strong_20_Emphasis"><text:span text:style-name="T14">cat</text:span></text:span><text:span text:style-name="Strong_20_Emphasis"><text:span text:style-name="T11"> to read the password.</text:span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3">PASSWORD</text:span></text:span><text:span text:style-name="Strong_20_Emphasis"><text:span text:style-name="T1">: HKBPTKQnIay4Fw76bEy8PVxKEDQRKTzs</text:span></text:span></text:p>
      <text:p text:style-name="P3"><text:span text:style-name="Strong_20_Emphasis"><text:span text:style-name="T6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4"><text:span text:style-name="Strong_20_Emphasis"><text:span text:style-name="T3"/></text:span></text:p>
      <text:p text:style-name="P8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oft-page-break/><text:span text:style-name="Strong_20_Emphasis"><text:span text:style-name="T3"/></text:span></text:p>
      <text:p text:style-name="P3"><text:span text:style-name="Strong_20_Emphasis"><text:span text:style-name="T2"/></text:span></text:p>
      <text:p text:style-name="P1"><text:span text:style-name="Strong_20_Emphasis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Pontano Sans" svg:font-family="'Pontano Sans', 'Maven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2:30:31.000229674</meta:creation-date>
    <dc:date>2018-06-21T11:15:40.812121200</dc:date>
    <meta:editing-duration>PT4H57M20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15" meta:word-count="135" meta:character-count="789" meta:non-whitespace-character-count="626"/>
  </office:meta>
</office:document-meta>
</file>